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33" fo:padding="0.097cm" fo:border="0.002cm solid #000000">
        <style:background-image/>
      </style:table-cell-properties>
    </style:style>
    <style:style style:name="表1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1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ize-complex="14pt"/>
    </style:style>
    <style:style style:name="P1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Standard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20">
      <style:paragraph-properties fo:line-height="150%"/>
      <style:text-properties style:font-name="Arial" style:font-name-asian="Arial"/>
    </style:style>
    <style:style style:name="P1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35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6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6pt" fo:font-style="normal" style:text-underline-style="none" fo:font-weight="bold" style:text-blinking="false" fo:background-color="#ffff00" style:font-name-asian="Arial" style:font-size-asian="26pt" style:language-asian="ja" style:country-asian="JP" style:font-weight-asian="bold" style:font-size-complex="26pt" style:font-weight-complex="bold"/>
    </style:style>
    <style:style style:name="P38" style:family="paragraph" style:parent-style-name="Table_20_Contents" style:list-style-name="L21">
      <style:text-properties style:font-name="Verdana" fo:font-size="14pt" style:font-size-asian="14pt" style:font-size-complex="14pt"/>
    </style:style>
    <style:style style:name="P39" style:family="paragraph" style:parent-style-name="Table_20_Contents" style:list-style-name="L22">
      <style:text-properties style:font-name="Verdana" fo:font-size="14pt" style:font-size-asian="14pt" style:font-size-complex="14pt"/>
    </style:style>
    <style:style style:name="P40" style:family="paragraph" style:parent-style-name="Table_20_Contents" style:list-style-name="L23">
      <style:text-properties style:font-name="Verdana" fo:font-size="14pt" style:font-size-asian="14pt" style:font-size-complex="14pt"/>
    </style:style>
    <style:style style:name="P41" style:family="paragraph" style:parent-style-name="Table_20_Contents" style:list-style-name="L24">
      <style:text-properties style:font-name="Verdana" fo:font-size="14pt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style:language-asian="ja" style:country-asian="JP"/>
    </style:style>
    <style:style style:name="T9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10" style:family="text">
      <style:text-properties fo:font-size="14pt" fo:font-style="normal" fo:font-weight="normal" fo:background-color="transparent"/>
    </style:style>
    <style:style style:name="T11" style:family="text">
      <style:text-properties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表4" table:style-name="表4">
        <table:table-column table:style-name="表4.A"/>
        <table:table-row>
          <table:table-cell table:style-name="表4.A1" office:value-type="string">
            <text:p text:style-name="P4"><text:a xlink:type="simple" xlink:href="http://localhost/Eclipse_Luna/Cake_IFM11/fx_test" text:style-name="Internet_20_link" text:visited-style-name="Visited_20_Internet_20_Link">http://localhost/Eclipse_Luna/Cake_IFM11/fx_test</text:a> </text:p>
          </table:table-cell>
        </table:table-row>
        <table:table-row>
          <table:table-cell table:style-name="表4.A2" office:value-type="string">
            <text:p text:style-name="P4"><text:a xlink:type="simple" xlink:href="http://localhost/Eclipse_Luna/Cake_IFM11/fx_test/fx_tester_T_1" text:style-name="Internet_20_link" text:visited-style-name="Visited_20_Internet_20_Link">http://localhost/Eclipse_Luna/Cake_IFM11/fx_test/fx_tester_T_1</text:a> </text:p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9"/>
      <text:p text:style-name="P4"><text:span text:style-name="T3">38</text:span>---------------------------------------------------------------------------</text:p>
      <text:p text:style-name="P10">res free# JVEMV6 44#10.2_39 / 44. currency / 10. prog-php / 2. tester / <text:s/>20200222_182303</text:p>
      <text:p text:style-name="P10"/>
      <text:p text:style-name="P4">[do] <text:span text:style-name="T1">#_ </text:span></text:p>
      <text:list xml:id="list7903979539494728875" text:style-name="L1">
        <text:list-item>
          <text:p text:style-name="P16">REVIEW</text:p>
        </text:list-item>
        <text:list-item>
          <text:p text:style-name="P16">TASK-1</text:p>
          <text:list>
            <text:list-item>
              <text:list>
                <text:list-item>
                  <text:p text:style-name="P16">val_TP ==&gt; up</text:p>
                  <text:list>
                    <text:list-item>
                      <text:p text:style-name="P16">label ==&gt; //_20200219_172815:next (fx_tester_T_1__Exec)</text:p>
                    </text:list-item>
                  </text:list>
                </text:list-item>
                <text:list-item>
                  <text:p text:style-name="P16">write into list data</text:p>
                  <text:list>
                    <text:list-item>
                      <text:p text:style-name="P16"><text:soft-page-break/>//_20200219_172930:next (show_LO_Pos_Data__Build_Lines)</text:p>
                    </text:list-item>
                  </text:list>
                </text:list-item>
              </text:list>
            </text:list-item>
            <text:list-item>
              <text:p text:style-name="P16">T-1.1 : show in the log file</text:p>
              <text:list>
                <text:list-item>
                  <text:p text:style-name="P16">CODE</text:p>
                  <text:list>
                    <text:list-item>
                      <text:p text:style-name="P16">“show_LO_Pos_Data__Build_Lines” ==&gt; add params</text:p>
                      <text:list>
                        <text:list-item>
                          <text:p text:style-name="P16">fx_tester_T_1()</text:p>
                          <text:list>
                            <text:list-item>
                              <text:p text:style-name="P16">//_20200222_182249:tmp (caller) </text:p>
                            </text:list-item>
                          </text:list>
                        </text:list-item>
                        <text:list-item>
                          <text:p text:style-name="P16">==&gt; DROP</text:p>
                        </text:list-item>
                      </text:list>
                    </text:list-item>
                    <text:list-item>
                      <text:p text:style-name="P16">“show_LO_Pos_Data__Build_Lines” ==&gt; add codes</text:p>
                    </text:list-item>
                  </text:list>
                </text:list-item>
                <text:list-item>
                  <text:p text:style-name="P16">TEST ==&gt; OK</text:p>
                </text:list-item>
              </text:list>
            </text:list-item>
            <text:list-item>
              <text:p text:style-name="P16">T-1.2 : value of TP, SL → CONS.php</text:p>
              <text:list>
                <text:list-item>
                  <text:p text:style-name="P16">CODE </text:p>
                  <text:list>
                    <text:list-item>
                      <text:p text:style-name="P16">//_20200219_172815:next</text:p>
                    </text:list-item>
                    <text:list-item>
                      <text:p text:style-name="P16">TP → 1.3</text:p>
                    </text:list-item>
                  </text:list>
                </text:list-item>
                <text:list-item>
                  <text:p text:style-name="P16">TEST ==&gt; PROBLEM</text:p>
                  <text:list>
                    <text:list-item>
                      <text:p text:style-name="P16">“[list-of-pos].log” ==&gt; not creat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">TASK-2</text:p>
          <text:list>
            <text:list-item>
              <text:p text:style-name="P16">pos list ==&gt; new data</text:p>
              <text:list>
                <text:list-item>
                  <text:p text:style-name="P16">start idx, exit idx ==&gt; location in BB</text:p>
                </text:list-item>
                <text:list-item>
                  <text:p text:style-name="P16">//_20200214_150433:next (libeatester)</text:p>
                </text:list-item>
              </text:list>
            </text:list-item>
          </text:list>
        </text:list-item>
        <text:list-item>
          <text:p text:style-name="P16"/>
        </text:list-item>
      </text:list>
      <text:p text:style-name="P4"/>
      <text:p text:style-name="P4">[next]</text:p>
      <text:list xml:id="list7678222134339681474" text:style-name="L2">
        <text:list-item>
          <text:p text:style-name="P17">TASK-1</text:p>
          <text:list>
            <text:list-item>
              <text:p text:style-name="P17">this ==&gt; T-1.2 → re-try</text:p>
              <text:list>
                <text:list-item>
                  <text:p text:style-name="P17">pos list file ==&gt; for each time the for-loop breaks ==&gt; write the pos data to a file</text:p>
                </text:list-item>
              </text:list>
            </text:list-item>
          </text:list>
        </text:list-item>
        <text:list-item>
          <text:p text:style-name="P17">TASK-2</text:p>
          <text:list>
            <text:list-item>
              <text:p text:style-name="P17">this ==&gt; TASK-2</text:p>
            </text:list-item>
          </text:list>
        </text:list-item>
      </text:list>
      <text:p text:style-name="P4">[further]</text:p>
      <text:list xml:id="list7282188869298511173" text:style-name="L3">
        <text:list-item>
          <text:p text:style-name="P18"><text:soft-page-break/></text:p>
        </text:list-item>
      </text:list>
      <text:p text:style-name="P13"><text:line-break/><text:span text:style-name="T2">[/ 20200222_191842]</text:span></text:p>
      <text:p text:style-name="P13"/>
      <text:p text:style-name="P13"/>
      <text:p text:style-name="P4"><text:span text:style-name="T3">39</text:span>---------------------------------------------------------------------------</text:p>
      <text:p text:style-name="P10">res free# JVEMV6 44#10.2_40 / 44. currency / 10. prog-php / 2. tester / <text:s/>20200223_122021</text:p>
      <text:p text:style-name="P10"/>
      <text:p text:style-name="P4">[do] <text:span text:style-name="T1">#_ </text:span></text:p>
      <text:list xml:id="list6276276689615781076" text:style-name="L4">
        <text:list-item>
          <text:p text:style-name="P19">REVIEW</text:p>
        </text:list-item>
        <text:list-item>
          <text:p text:style-name="P19"><text:span text:style-name="T1">#_ </text:span>TASK-1 </text:p>
          <text:list>
            <text:list-item>
              <text:list>
                <text:list-item>
                  <text:p text:style-name="P19">this ==&gt; T-1.2 → re-try</text:p>
                  <text:list>
                    <text:list-item>
                      <text:p text:style-name="P19">pos list file ==&gt; for each time the for-loop breaks ==&gt; write the pos data to a file</text:p>
                    </text:list-item>
                    <text:list-item>
                      <text:p text:style-name="P19">//_20200222_192407:next</text:p>
                    </text:list-item>
                  </text:list>
                </text:list-item>
              </text:list>
            </text:list-item>
            <text:list-item>
              <text:p text:style-name="P19">T-1.1 : new FUNC : “show_LO_Pos_Data__Build_Lines__MetaData_and_Header”</text:p>
              <text:list>
                <text:list-item>
                  <text:p text:style-name="P19">CODE</text:p>
                </text:list-item>
                <text:list-item>
                  <text:p text:style-name="P19">TEST ==&gt; <text:s/>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  <text:list-item>
              <text:p text:style-name="P19">T-1.2 : new FUNC : “show_LO_Pos_Data__Build_Lines__Entries”</text:p>
              <text:list>
                <text:list-item>
                  <text:p text:style-name="P19">TEST ==&gt; PROBLEM</text:p>
                  <text:list>
                    <text:list-item>
                      <text:p text:style-name="P19">TRY : review ==&gt; “2020.01.06 02:15”</text:p>
                      <text:list>
                        <text:list-item>
                          <text:p text:style-name="P19">FOUND</text:p>
                          <text:list>
                            <text:list-item>
                              <text:p text:style-name="P19">“public static $val_TP = 1.3” (CONS.php) 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">TRY : re-TEST</text:p>
                      <text:list>
                        <text:list-item>
                          <text:p text:style-name="P19">==&gt; OOOOOOOOOOK!!!!!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T-1.3 : “show_LO_Pos_Data__Build_Lines__Entries” and oth<text:span text:style-name="T8">ers ==&gt; </text:span><text:soft-page-break/><text:span text:style-name="T8">comment out</text:span></text:p>
              <text:list>
                <text:list-item>
                  <text:p text:style-name="P34">CODE</text:p>
                </text:list-item>
                <text:list-item>
                  <text:p text:style-name="P34">TEST ==&gt; </text:p>
                  <text:list>
                    <text:list-item>
                      <text:p text:style-name="P34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TASK-2</text:p>
          <text:list>
            <text:list-item>
              <text:list>
                <text:list-item>
                  <text:p text:style-name="P19">gen data</text:p>
                </text:list-item>
                <text:list-item>
                  <text:p text:style-name="P19">files</text:p>
                  <text:list>
                    <text:list-item>
                      <text:p text:style-name="P19"><text:span text:style-name="T1">#_ </text:span>(AUDJPY).(M15).20200216_180151.[20200106_0000-20200110_2345].csv </text:p>
                    </text:list-item>
                    <text:list-item>
                      <text:p text:style-name="P19"><text:span text:style-name="T1">#_ </text:span>(AUDJPY).(M15).20200216_180151.[20200113_0000-20200117_2345].csv </text:p>
                    </text:list-item>
                    <text:list-item>
                      <text:p text:style-name="P19">(AUDJPY).(M15).20200216_180151.[20200120_0000-20200124_2345].csv</text:p>
                    </text:list-item>
                    <text:list-item>
                      <text:p text:style-name="P19">(AUDJPY).(M15).20200216_180151.[20200127_0000-20200131_2345].csv</text:p>
                    </text:list-item>
                    <text:list-item>
                      <text:p text:style-name="P19">(AUDJPY).(M15).20200216_180151.[20200203_0000-20200207_2345].csv</text:p>
                    </text:list-item>
                    <text:list-item>
                      <text:p text:style-name="P19">(AUDJPY).(M15).20200216_180151.[20200214_2345-20200210_0000].csv</text:p>
                    </text:list-item>
                  </text:list>
                </text:list-item>
              </text:list>
            </text:list-item>
            <text:list-item>
              <text:p text:style-name="P19">T-2.1</text:p>
              <text:list>
                <text:list-item>
                  <text:p text:style-name="P19"/>
                </text:list-item>
              </text:list>
            </text:list-item>
          </text:list>
        </text:list-item>
        <text:list-item>
          <text:p text:style-name="P19">TASK-3</text:p>
          <text:list>
            <text:list-item>
              <text:list>
                <text:list-item>
                  <text:p text:style-name="P19">pos list ==&gt; new data</text:p>
                  <text:list>
                    <text:list-item>
                      <text:p text:style-name="P19">start idx, exit idx ==&gt; location in BB</text:p>
                    </text:list-item>
                    <text:list-item>
                      <text:p text:style-name="P19">//_20200214_150433:next (libeatester)</text:p>
                    </text:list-item>
                  </text:list>
                </text:list-item>
              </text:list>
            </text:list-item>
            <text:list-item>
              <text:p text:style-name="P19">T-2.1</text:p>
              <text:list>
                <text:list-item>
                  <text:p text:style-name="P19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2069618604209743356" text:style-name="L5">
        <text:list-item>
          <text:p text:style-name="P20">TASK</text:p>
          <text:list>
            <text:list-item>
              <text:p text:style-name="P20"><text:soft-page-break/>this ==&gt; TASK-2 –&gt; cont.</text:p>
              <text:list>
                <text:list-item>
                  <text:p text:style-name="P20">//_20200216_183601:tmp (CONS.php)</text:p>
                </text:list-item>
              </text:list>
            </text:list-item>
            <text:list-item>
              <text:p text:style-name="P20">this ==&gt; TASK-3</text:p>
            </text:list-item>
          </text:list>
        </text:list-item>
      </text:list>
      <text:p text:style-name="P4">[further]</text:p>
      <text:list xml:id="list5082143440963192411" text:style-name="L6">
        <text:list-item>
          <text:p text:style-name="P21"/>
        </text:list-item>
      </text:list>
      <text:p text:style-name="P13"><text:line-break/><text:span text:style-name="T2">[/ 20200223_141236]</text:span></text:p>
      <text:p text:style-name="P13"/>
      <text:p text:style-name="P9"/>
      <text:p text:style-name="P11"><text:span text:style-name="T11">40</text:span><text:span text:style-name="T10">--------------------------------------------------------------------------</text:span></text:p>
      <text:p text:style-name="P10">res free# JVEMV6 44#10.2_41 / 44. currency / 10. prog-php / 2. tester / <text:s/>20200227_125817</text:p>
      <text:p text:style-name="P10"/>
      <text:p text:style-name="P4">[do] <text:span text:style-name="T1">#_ </text:span></text:p>
      <text:list xml:id="list9008966496305922063" text:style-name="L7">
        <text:list-item>
          <text:p text:style-name="P22">REVIEW </text:p>
        </text:list-item>
        <text:list-item>
          <text:p text:style-name="P22">TASK-1</text:p>
          <text:list>
            <text:list-item>
              <text:list>
                <text:list-item>
                  <text:p text:style-name="P22">prev ==&gt; TASK-2 –&gt; cont.</text:p>
                  <text:list>
                    <text:list-item>
                      <text:p text:style-name="P22">//_20200216_183601:tmp (CONS.php)</text:p>
                    </text:list-item>
                  </text:list>
                </text:list-item>
              </text:list>
            </text:list-item>
            <text:list-item>
              <text:p text:style-name="P22">T-1.1</text:p>
              <text:list>
                <text:list-item>
                  <text:p text:style-name="P22"><text:span text:style-name="T1">#_ </text:span>[20200203_0000-20200207_2345]</text:p>
                </text:list-item>
                <text:list-item>
                  <text:p text:style-name="P22"><text:span text:style-name="T1">#_ </text:span>[20200214_2345-20200210_0000]</text:p>
                </text:list-item>
              </text:list>
            </text:list-item>
            <text:list-item>
              <text:p text:style-name="P22">T-1.2 : A/J, M5</text:p>
              <text:list>
                <text:list-item>
                  <text:list>
                    <text:list-item>
                      <text:p text:style-name="P22">(AUDJPY).(M5).20200227_131436.[XXX].csv</text:p>
                    </text:list-item>
                    <text:list-item>
                      <text:p text:style-name="P22">log_JVE_44_10_2.[session-41~].ods // C:\WORKS_2\WS\WS_Others.JVEMV6\JVEMV6\44_currency\10_prog-php\2_tester</text:p>
                    </text:list-item>
                  </text:list>
                </text:list-item>
                <text:list-item>
                  <text:p text:style-name="P22"><text:span text:style-name="T1">#_ </text:span>[20200106_0005-20200106_2355]</text:p>
                  <text:list>
                    <text:list-item>
                      <text:p text:style-name="P22"><text:span text:style-name="T1">#_ </text:span>PROBLEM : “sum : start – exit” ==&gt; incorrect</text:p>
                      <text:list>
                        <text:list-item>
                          <text:p text:style-name="P22"><text:soft-page-break/>TRY : review codes</text:p>
                          <text:list>
                            <text:list-item>
                              <text:p text:style-name="P22">==&gt; SOLVE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2">[20200107_0005-20200107_2355]</text:p>
                </text:list-item>
              </text:list>
            </text:list-item>
          </text:list>
        </text:list-item>
        <text:list-item>
          <text:p text:style-name="P22">SEG-1</text:p>
          <text:list>
            <text:list-item>
              <text:list>
                <text:list-item>
                  <text:p text:style-name="P22">gen csv ==&gt; M5</text:p>
                </text:list-item>
              </text:list>
            </text:list-item>
            <text:list-item>
              <text:p text:style-name="P22">S-1.1 : gen csv </text:p>
              <text:list>
                <text:list-item>
                  <text:p text:style-name="P22">44_5.1_10_rawdata.(AUDJPY).(Period-M5).(NumOfUnits-55000).(Bars-55000).20200227_131436.csv</text:p>
                </text:list-item>
                <text:list-item>
                  <text:p text:style-name="P22">A/J, M5, <text:s/>20200106</text:p>
                </text:list-item>
              </text:list>
            </text:list-item>
            <text:list-item>
              <text:p text:style-name="P22"><text:span text:style-name="T1">#_ </text:span>S-1.2</text:p>
              <text:list>
                <text:list-item>
                  <text:p text:style-name="P22">DUP</text:p>
                </text:list-item>
                <text:list-item>
                  <text:p text:style-name="P22">open ---&gt; with sakura</text:p>
                  <text:list>
                    <text:list-item>
                      <text:p text:style-name="P22">slice</text:p>
                      <text:list>
                        <text:list-item>
                          <text:p text:style-name="P22">2020.01.06 00:05</text:p>
                        </text:list-item>
                        <text:list-item>
                          <text:p text:style-name="P22">2020.01.06 23:55</text:p>
                        </text:list-item>
                      </text:list>
                    </text:list-item>
                    <text:list-item>
                      <text:p text:style-name="P22">save as (rename)</text:p>
                      <text:list>
                        <text:list-item>
                          <text:p text:style-name="P22">(AUDJPY).(M5).20200227_131436.[20200106_0005-20200106_2355].csv</text:p>
                        </text:list-item>
                      </text:list>
                    </text:list-item>
                    <text:list-item>
                      <text:p text:style-name="P22">close</text:p>
                    </text:list-item>
                  </text:list>
                </text:list-item>
                <text:list-item>
                  <text:p text:style-name="P22">open with → openoffice</text:p>
                  <text:list>
                    <text:list-item>
                      <text:p text:style-name="P22">column “no” → re-number</text:p>
                    </text:list-item>
                    <text:list-item>
                      <text:p text:style-name="P22">close</text:p>
                      <text:list>
                        <text:list-item>
                          <text:p text:style-name="P22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2">sakura</text:p>
                  <text:list>
                    <text:list-item>
                      <text:p text:style-name="P22">open</text:p>
                      <text:list>
                        <text:list-item>
                          <text:p text:style-name="P22">Right click</text:p>
                        </text:list-item>
                        <text:list-item>
                          <text:p text:style-name="P22">e &gt; e &gt; Ret</text:p>
                        </text:list-item>
                      </text:list>
                    </text:list-item>
                    <text:list-item>
                      <text:p text:style-name="P22">replace → “\t” with “;”</text:p>
                    </text:list-item>
                  </text:list>
                </text:list-item>
                <text:list-item>
                  <text:p text:style-name="P22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22"><text:soft-page-break/><text:span text:style-name="T1">#_ </text:span>S-1.3 : <text:s/>20200107</text:p>
              <text:list>
                <text:list-item>
                  <text:p text:style-name="P22">DUP</text:p>
                </text:list-item>
                <text:list-item>
                  <text:p text:style-name="P22">open ---&gt; with sakura</text:p>
                  <text:list>
                    <text:list-item>
                      <text:p text:style-name="P22">slice</text:p>
                      <text:list>
                        <text:list-item>
                          <text:p text:style-name="P22"><text:span text:style-name="T1">#_ </text:span>2020.01.07 00:05</text:p>
                        </text:list-item>
                        <text:list-item>
                          <text:p text:style-name="P22">2020.01.07 23:55</text:p>
                        </text:list-item>
                      </text:list>
                    </text:list-item>
                    <text:list-item>
                      <text:p text:style-name="P22">save as (rename)</text:p>
                      <text:list>
                        <text:list-item>
                          <text:p text:style-name="P22">(AUDJPY).(M5).20200227_131436.[20200107_0005-20200107_2355].csv</text:p>
                        </text:list-item>
                      </text:list>
                    </text:list-item>
                    <text:list-item>
                      <text:p text:style-name="P22">close</text:p>
                    </text:list-item>
                  </text:list>
                </text:list-item>
                <text:list-item>
                  <text:p text:style-name="P22">open with → openoffice</text:p>
                  <text:list>
                    <text:list-item>
                      <text:p text:style-name="P22">column “no” → re-number</text:p>
                    </text:list-item>
                    <text:list-item>
                      <text:p text:style-name="P22">close</text:p>
                      <text:list>
                        <text:list-item>
                          <text:p text:style-name="P22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2">sakura</text:p>
                  <text:list>
                    <text:list-item>
                      <text:p text:style-name="P22">open</text:p>
                      <text:list>
                        <text:list-item>
                          <text:p text:style-name="P22">Right click</text:p>
                        </text:list-item>
                        <text:list-item>
                          <text:p text:style-name="P22">e &gt; e &gt; Ret</text:p>
                        </text:list-item>
                      </text:list>
                    </text:list-item>
                    <text:list-item>
                      <text:p text:style-name="P22">replace → “\t” with “;”</text:p>
                    </text:list-item>
                  </text:list>
                </text:list-item>
                <text:list-item>
                  <text:p text:style-name="P22"><text:span text:style-name="T1">#_ </text:span>copy to → C:\WORKS_2\WS\WS_Others.prog\prog\D-7\2_2\VIRTUAL\Admin_Projects\curr\data\csv_raw</text:p>
                </text:list-item>
              </text:list>
            </text:list-item>
            <text:list-item>
              <text:p text:style-name="P14"><text:span text:style-name="T1">#_ </text:span>S-1.4 : <text:s/>20200108 ::]20200227_141656</text:p>
              <text:list>
                <text:list-item>
                  <text:p text:style-name="P22">DUP</text:p>
                </text:list-item>
                <text:list-item>
                  <text:p text:style-name="P22">open ---&gt; with sakura</text:p>
                  <text:list>
                    <text:list-item>
                      <text:p text:style-name="P22">slice</text:p>
                      <text:list>
                        <text:list-item>
                          <text:p text:style-name="P22">2020.01.08 00:05</text:p>
                        </text:list-item>
                        <text:list-item>
                          <text:p text:style-name="P22">2020.01.08 23:55</text:p>
                        </text:list-item>
                      </text:list>
                    </text:list-item>
                    <text:list-item>
                      <text:p text:style-name="P22">save as (rename)</text:p>
                      <text:list>
                        <text:list-item>
                          <text:p text:style-name="P22">(AUDJPY).(M5).20200227_131436.[20200108_0005-20200108_2355].csv</text:p>
                        </text:list-item>
                      </text:list>
                    </text:list-item>
                    <text:list-item>
                      <text:p text:style-name="P22"><text:soft-page-break/>close</text:p>
                    </text:list-item>
                  </text:list>
                </text:list-item>
                <text:list-item>
                  <text:p text:style-name="P22">open with → openoffice</text:p>
                  <text:list>
                    <text:list-item>
                      <text:p text:style-name="P22">column “no” → re-number</text:p>
                    </text:list-item>
                    <text:list-item>
                      <text:p text:style-name="P22">close</text:p>
                      <text:list>
                        <text:list-item>
                          <text:p text:style-name="P22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2">sakura</text:p>
                  <text:list>
                    <text:list-item>
                      <text:p text:style-name="P22">open</text:p>
                      <text:list>
                        <text:list-item>
                          <text:p text:style-name="P22">Right click</text:p>
                        </text:list-item>
                        <text:list-item>
                          <text:p text:style-name="P22">e &gt; e &gt; Ret</text:p>
                        </text:list-item>
                      </text:list>
                    </text:list-item>
                    <text:list-item>
                      <text:p text:style-name="P22">replace → “\t” with “;”</text:p>
                    </text:list-item>
                  </text:list>
                </text:list-item>
                <text:list-item>
                  <text:p text:style-name="P22">copy to → C:\WORKS_2\WS\WS_Others.prog\prog\D-7\2_2\VIRTUAL\Admin_Projects\curr\data\csv_raw</text:p>
                </text:list-item>
              </text:list>
            </text:list-item>
          </text:list>
        </text:list-item>
        <text:list-item>
          <text:p text:style-name="P22">SEG-2 : [list-of-pos].log ==&gt; “exit – start” → value is 0 if “ext_idx” is “-1”</text:p>
          <text:list>
            <text:list-item>
              <text:p text:style-name="P22">S-2.1</text:p>
              <text:list>
                <text:list-item>
                  <text:p text:style-name="P22">CODE : //_20200227_140717:tmp</text:p>
                </text:list-item>
                <text:list-item>
                  <text:p text:style-name="P22">TEST ==&gt; </text:p>
                </text:list-item>
              </text:list>
            </text:list-item>
          </text:list>
        </text:list-item>
        <text:list-item>
          <text:p text:style-name="P22">TASK-2</text:p>
        </text:list-item>
      </text:list>
      <text:list xml:id="list8238834683968646619" text:style-name="L8">
        <text:list-item>
          <text:list>
            <text:list-item>
              <text:list>
                <text:list-item>
                  <text:list>
                    <text:list-item>
                      <text:p text:style-name="P23">prev ==&gt; TASK-3</text:p>
                    </text:list-item>
                  </text:list>
                </text:list-item>
                <text:list-item>
                  <text:p text:style-name="P23"/>
                </text:list-item>
              </text:list>
            </text:list-item>
          </text:list>
        </text:list-item>
      </text:list>
      <text:p text:style-name="P4"/>
      <text:p text:style-name="P4">[next]</text:p>
      <text:list xml:id="list3695213527934023445" text:style-name="L9">
        <text:list-item>
          <text:p text:style-name="P24">TASK-1</text:p>
          <text:list>
            <text:list-item>
              <text:p text:style-name="P24">source csv file ==&gt; pass to func through url param</text:p>
              <text:list>
                <text:list-item>
                  <text:p text:style-name="P24">$fname_FX_Tester_CSV_File</text:p>
                </text:list-item>
                <text:list-item>
                  <text:p text:style-name="P24">//_20200227_142412:next</text:p>
                </text:list-item>
              </text:list>
            </text:list-item>
          </text:list>
        </text:list-item>
        <text:list-item>
          <text:p text:style-name="P24">TASK-2 : this ==&gt; SEG-1 : cont.</text:p>
        </text:list-item>
        <text:list-item>
          <text:p text:style-name="P24">TASK-3 : this ==&gt; TASK-2</text:p>
        </text:list-item>
      </text:list>
      <text:p text:style-name="P4">[further]</text:p>
      <text:list xml:id="list8391899904319301772" text:style-name="L10">
        <text:list-item>
          <text:p text:style-name="P25"/>
        </text:list-item>
      </text:list>
      <text:p text:style-name="P13"><text:line-break/><text:soft-page-break/><text:span text:style-name="T2">[/ XXX]</text:span></text:p>
      <text:p text:style-name="P13"/>
      <text:p text:style-name="P9"/>
      <text:p text:style-name="P4"><text:span text:style-name="T3">41</text:span>---------------------------------------------------------------------------</text:p>
      <text:p text:style-name="P10">res free# JVEMV6 44#10.2_ 42 / 44. currency / 10. prog-php / 2. tester / <text:s/>20200304_163516</text:p>
      <text:p text:style-name="P10"/>
      <text:p text:style-name="P4">[do] <text:span text:style-name="T1">#_ </text:span></text:p>
      <text:list xml:id="list2397734925110769621" text:style-name="L11">
        <text:list-item>
          <text:p text:style-name="P26">REVIEW </text:p>
        </text:list-item>
        <text:list-item>
          <text:p text:style-name="P26"><text:span text:style-name="T1">#_ </text:span>SEG-1</text:p>
          <text:list>
            <text:list-item>
              <text:list>
                <text:list-item>
                  <text:p text:style-name="P26">gen csv ==&gt; M5</text:p>
                </text:list-item>
                <text:list-item>
                  <text:p text:style-name="P26">44_5.1_10_rawdata.(AUDJPY).(Period-M5).(NumOfUnits-55000).(Bars-55000).20200227_131436.csv</text:p>
                </text:list-item>
              </text:list>
            </text:list-item>
            <text:list-item>
              <text:p text:style-name="P26"><text:span text:style-name="T1">#_ </text:span>S-1.1 : A/J, M5, <text:s/>20200109 </text:p>
              <text:list>
                <text:list-item>
                  <text:p text:style-name="P26">DUP</text:p>
                </text:list-item>
                <text:list-item>
                  <text:p text:style-name="P26">rename</text:p>
                  <text:list>
                    <text:list-item>
                      <text:p text:style-name="P26">(AUDJPY).(M5).20200227_131436.[20200109_0005-20200109_2355].csv</text:p>
                    </text:list-item>
                  </text:list>
                </text:list-item>
                <text:list-item>
                  <text:p text:style-name="P26">open ---&gt; with sakura </text:p>
                  <text:list>
                    <text:list-item>
                      <text:p text:style-name="P26">slice</text:p>
                      <text:list>
                        <text:list-item>
                          <text:p text:style-name="P26">2020.01.09 00:05</text:p>
                        </text:list-item>
                        <text:list-item>
                          <text:p text:style-name="P26">2020.01.09 23:55</text:p>
                        </text:list-item>
                      </text:list>
                    </text:list-item>
                    <text:list-item>
                      <text:p text:style-name="P26">save</text:p>
                    </text:list-item>
                    <text:list-item>
                      <text:p text:style-name="P26">close</text:p>
                    </text:list-item>
                  </text:list>
                </text:list-item>
                <text:list-item>
                  <text:p text:style-name="P26">open with → openoffice</text:p>
                  <text:list>
                    <text:list-item>
                      <text:p text:style-name="P26">column “no” → re-number</text:p>
                    </text:list-item>
                    <text:list-item>
                      <text:p text:style-name="P26">close</text:p>
                      <text:list>
                        <text:list-item>
                          <text:p text:style-name="P26">C – s &gt; M – k</text:p>
                        </text:list-item>
                      </text:list>
                    </text:list-item>
                  </text:list>
                </text:list-item>
                <text:list-item>
                  <text:p text:style-name="P26"><text:soft-page-break/>sakura</text:p>
                  <text:list>
                    <text:list-item>
                      <text:p text:style-name="P26">open</text:p>
                      <text:list>
                        <text:list-item>
                          <text:p text:style-name="P26">Right click</text:p>
                        </text:list-item>
                        <text:list-item>
                          <text:p text:style-name="P26">e &gt; e &gt; Ret</text:p>
                        </text:list-item>
                      </text:list>
                    </text:list-item>
                    <text:list-item>
                      <text:p text:style-name="P26">replace → “\t” with “;”</text:p>
                    </text:list-item>
                    <text:list-item>
                      <text:p text:style-name="P26">C – s / M – F4 (save, close)</text:p>
                    </text:list-item>
                  </text:list>
                </text:list-item>
                <text:list-item>
                  <text:p text:style-name="P26">copy to → C:\WORKS_2\WS\WS_Others.prog\prog\D-7\2_2\VIRTUAL\Admin_Projects\curr\data\csv_raw</text:p>
                </text:list-item>
              </text:list>
            </text:list-item>
            <text:list-item>
              <text:p text:style-name="P26"><text:span text:style-name="T1">#_ </text:span>S-1.2 : A/J, M5, <text:s/>20200110 </text:p>
              <text:list>
                <text:list-item>
                  <text:p text:style-name="P26">DUP</text:p>
                </text:list-item>
                <text:list-item>
                  <text:p text:style-name="P26">rename</text:p>
                  <text:list>
                    <text:list-item>
                      <text:p text:style-name="P26">(AUDJPY).(M5).20200227_131436.[20200110_0005-20200110_2355].csv</text:p>
                    </text:list-item>
                  </text:list>
                </text:list-item>
                <text:list-item>
                  <text:p text:style-name="P26">open ---&gt; with sakura </text:p>
                  <text:list>
                    <text:list-item>
                      <text:p text:style-name="P26">slice</text:p>
                      <text:list>
                        <text:list-item>
                          <text:p text:style-name="P26">2020.01.10 00:05</text:p>
                        </text:list-item>
                        <text:list-item>
                          <text:p text:style-name="P26">2020.01.1<text:span text:style-name="T8">0</text:span> 23:55</text:p>
                        </text:list-item>
                      </text:list>
                    </text:list-item>
                    <text:list-item>
                      <text:p text:style-name="P26">save</text:p>
                    </text:list-item>
                    <text:list-item>
                      <text:p text:style-name="P26">close</text:p>
                    </text:list-item>
                  </text:list>
                </text:list-item>
                <text:list-item>
                  <text:p text:style-name="P26">open with → openoffice</text:p>
                  <text:list>
                    <text:list-item>
                      <text:p text:style-name="P26">column “no” → re-number</text:p>
                    </text:list-item>
                    <text:list-item>
                      <text:p text:style-name="P26">close</text:p>
                      <text:list>
                        <text:list-item>
                          <text:p text:style-name="P26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26">sakura</text:p>
                  <text:list>
                    <text:list-item>
                      <text:p text:style-name="P26">open</text:p>
                      <text:list>
                        <text:list-item>
                          <text:p text:style-name="P26">Right click</text:p>
                        </text:list-item>
                        <text:list-item>
                          <text:p text:style-name="P26">e &gt; e &gt; Ret</text:p>
                        </text:list-item>
                      </text:list>
                    </text:list-item>
                    <text:list-item>
                      <text:p text:style-name="P26">replace → “\t” with “;”</text:p>
                    </text:list-item>
                    <text:list-item>
                      <text:p text:style-name="P26">C – s / M – F4 (save, close)</text:p>
                    </text:list-item>
                  </text:list>
                </text:list-item>
                <text:list-item>
                  <text:p text:style-name="P26">copy to → C:\WORKS_2\WS\WS_Others.prog\prog\D-<text:soft-page-break/>7\2_2\VIRTUAL\Admin_Projects\curr\data\csv_raw</text:p>
                </text:list-item>
              </text:list>
            </text:list-item>
            <text:list-item>
              <text:p text:style-name="P26"><text:span text:style-name="T1">%#_ </text:span>S-1.3 : A/J, M5, <text:s/>20200113 </text:p>
            </text:list-item>
          </text:list>
        </text:list-item>
        <text:list-item>
          <text:p text:style-name="P26">TASK-1</text:p>
          <text:list>
            <text:list-item>
              <text:p text:style-name="P26"><text:span text:style-name="T1">#_ </text:span>T-1.1 : template ==&gt; add textbox </text:p>
              <text:list>
                <text:list-item>
                  <text:p text:style-name="P26">CODE</text:p>
                  <text:list>
                    <text:list-item>
                      <text:p text:style-name="P26"><text:span text:style-name="T1">#_ </text:span>onmouseover</text:p>
                    </text:list-item>
                    <text:list-item>
                      <text:p text:style-name="P26"><text:span text:style-name="T1">#_ </text:span>set ==&gt; default file name</text:p>
                    </text:list-item>
                  </text:list>
                </text:list-item>
              </text:list>
            </text:list-item>
            <text:list-item>
              <text:p text:style-name="P26"><text:span text:style-name="T1">#_ </text:span>T-1.2 : get value → from textbox</text:p>
              <text:list>
                <text:list-item>
                  <text:list>
                    <text:list-item>
                      <text:p text:style-name="P26">\fx_test\_idx_table_tr_Tester-1.ctp</text:p>
                    </text:list-item>
                  </text:list>
                </text:list-item>
                <text:list-item>
                  <text:p text:style-name="P26">js file → libfx.js</text:p>
                  <text:list>
                    <text:list-item>
                      <text:p text:style-name="P26">fx_tester_T_1()</text:p>
                    </text:list-item>
                  </text:list>
                </text:list-item>
              </text:list>
            </text:list-item>
            <text:list-item>
              <text:p text:style-name="P26"><text:span text:style-name="T1">#_ </text:span>T-1.3 : pass to ajax param → get val at php function</text:p>
            </text:list-item>
            <text:list-item>
              <text:p text:style-name="P26">T-1.4 : param val → use in execution of php codes</text:p>
              <text:list>
                <text:list-item>
                  <text:p text:style-name="P26">CODE</text:p>
                </text:list-item>
                <text:list-item>
                  <text:p text:style-name="P26"><text:span text:style-name="T1">#_ </text:span>TEST : param val → via url box in the browser; nop, return</text:p>
                </text:list-item>
                <text:list-item>
                  <text:p text:style-name="P26">TEST : execute → complete </text:p>
                  <text:list>
                    <text:list-item>
                      <text:p text:style-name="P26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[next]</text:p>
      <text:list xml:id="list6080357710866442075" text:style-name="L12">
        <text:list-item>
          <text:p text:style-name="P27">TASK-1</text:p>
          <text:list>
            <text:list-item>
              <text:p text:style-name="P27">prev : next : TASK-3</text:p>
            </text:list-item>
          </text:list>
        </text:list-item>
      </text:list>
      <text:p text:style-name="P4">[further]</text:p>
      <text:list xml:id="list459116099867060366" text:style-name="L13">
        <text:list-item>
          <text:p text:style-name="P28"/>
        </text:list-item>
      </text:list>
      <text:p text:style-name="P13"><text:line-break/><text:span text:style-name="T2">[/ XXX]</text:span></text:p>
      <text:p text:style-name="P13"/>
      <text:p text:style-name="P9"/>
      <text:p text:style-name="P5"/>
      <text:p text:style-name="P4"><text:soft-page-break/><text:span text:style-name="T3">42</text:span>---------------------------------------------------------------------------</text:p>
      <text:p text:style-name="P10">res free# JVEMV6 44#10.2_43 / 44. currency / 10. prog-php / 2. tester / <text:s/>20200308_135059</text:p>
      <text:p text:style-name="P10"/>
      <text:p text:style-name="P4">[do] <text:span text:style-name="T1">#_ </text:span></text:p>
      <text:list xml:id="list2222348746808916674" text:style-name="L14">
        <text:list-item>
          <text:p text:style-name="P29">REVIEW </text:p>
        </text:list-item>
        <text:list-item>
          <text:p text:style-name="P29"><text:span text:style-name="T1">#_ </text:span>SEG-1 : 1/13 → slice</text:p>
          <text:list>
            <text:list-item>
              <text:p text:style-name="P29">S-1.1 </text:p>
              <text:list>
                <text:list-item>
                  <text:p text:style-name="P29">DUP</text:p>
                </text:list-item>
                <text:list-item>
                  <text:p text:style-name="P29">rename</text:p>
                  <text:list>
                    <text:list-item>
                      <text:p text:style-name="P29">(AUDJPY).(M5).20200227_131436.[20200113_0005-20200113_2355].csv</text:p>
                    </text:list-item>
                  </text:list>
                </text:list-item>
                <text:list-item>
                  <text:p text:style-name="P29">open ---&gt; with sakura </text:p>
                  <text:list>
                    <text:list-item>
                      <text:p text:style-name="P29">slice</text:p>
                      <text:list>
                        <text:list-item>
                          <text:p text:style-name="P29">2020.01.13 00:05</text:p>
                        </text:list-item>
                        <text:list-item>
                          <text:p text:style-name="P29">2020.01.1<text:span text:style-name="T8">3</text:span> 23:55</text:p>
                        </text:list-item>
                      </text:list>
                    </text:list-item>
                    <text:list-item>
                      <text:p text:style-name="P29">save</text:p>
                    </text:list-item>
                    <text:list-item>
                      <text:p text:style-name="P29">close</text:p>
                    </text:list-item>
                  </text:list>
                </text:list-item>
                <text:list-item>
                  <text:p text:style-name="P29">open with → openoffice</text:p>
                  <text:list>
                    <text:list-item>
                      <text:p text:style-name="P29">column “no” → re-number</text:p>
                    </text:list-item>
                    <text:list-item>
                      <text:p text:style-name="P29">close</text:p>
                      <text:list>
                        <text:list-item>
                          <text:p text:style-name="P29">C – s &gt; M – k / M - F4</text:p>
                        </text:list-item>
                      </text:list>
                    </text:list-item>
                  </text:list>
                </text:list-item>
                <text:list-item>
                  <text:p text:style-name="P29">sakura <text:span text:style-name="T9">@@@</text:span></text:p>
                  <text:list>
                    <text:list-item>
                      <text:p text:style-name="P29">open</text:p>
                      <text:list>
                        <text:list-item>
                          <text:p text:style-name="P29">Right click</text:p>
                        </text:list-item>
                        <text:list-item>
                          <text:p text:style-name="P29">e &gt; e &gt; Ret</text:p>
                        </text:list-item>
                      </text:list>
                    </text:list-item>
                    <text:list-item>
                      <text:p text:style-name="P29">replace → “\t” with “;”</text:p>
                    </text:list-item>
                    <text:list-item>
                      <text:p text:style-name="P29">C – s / M – F4 (save, close)</text:p>
                    </text:list-item>
                  </text:list>
                </text:list-item>
                <text:list-item>
                  <text:p text:style-name="P29">copy to → C:\WORKS_2\WS\WS_Others.prog\prog\D-<text:soft-page-break/>7\2_2\VIRTUAL\Admin_Projects\curr\data\csv_raw</text:p>
                </text:list-item>
              </text:list>
            </text:list-item>
          </text:list>
        </text:list-item>
        <text:list-item>
          <text:p text:style-name="P29">SEG-2 : exec on 1/13 slice</text:p>
          <text:list>
            <text:list-item>
              <text:p text:style-name="P29">S-2.1 : CONS.php</text:p>
            </text:list-item>
            <text:list-item>
              <text:p text:style-name="P29">TEST : <text:a xlink:type="simple" xlink:href="http://localhost/Eclipse_Luna/Cake_IFM11/fx_test/fx_tester_T_1?_txtOf_tag_TA_Fx_Test_Index_Tester_1=(AUDJPY).(M5).20200227_131436.[20200113_0005-20200113_2355].csv" text:style-name="Internet_20_link" text:visited-style-name="Visited_20_Internet_20_Link">http://localhost/Eclipse_Luna/Cake_IFM11/fx_test/fx_tester_T_1?_txtOf_tag_TA_Fx_Test_Index_Tester_1=(AUDJPY).(M5).20200227_131436.[20200113_0005-20200113_2355].csv</text:a></text:p>
              <text:list>
                <text:list-item>
                  <text:p text:style-name="P29"/>
                </text:list-item>
              </text:list>
            </text:list-item>
          </text:list>
        </text:list-item>
        <text:list-item>
          <text:p text:style-name="P29">TASK-1</text:p>
          <text:list>
            <text:list-item>
              <text:list>
                <text:list-item>
                  <text:p text:style-name="P29">pos list ==&gt; new data</text:p>
                  <text:list>
                    <text:list-item>
                      <text:p text:style-name="P29">start idx, exit idx ==&gt; location in BB</text:p>
                    </text:list-item>
                    <text:list-item>
                      <text:p text:style-name="P29">//_20200214_150433:next (libeatester)</text:p>
                    </text:list-item>
                  </text:list>
                </text:list-item>
              </text:list>
            </text:list-item>
            <text:list-item>
              <text:p text:style-name="P29">T-1.1</text:p>
              <text:list>
                <text:list-item>
                  <text:p text:style-name="P29">new FUNC : get_BB_Location($pos, $lo_BarDatas)</text:p>
                  <text:list>
                    <text:list-item>
                      <text:p text:style-name="P29">//_20200308_141440:tmp</text:p>
                    </text:list-item>
                    <text:list-item>
                      <text:p text:style-name="P29">labels</text:p>
                      <text:list>
                        <text:list-item>
                          <text:p text:style-name="P29">//_20200308_142828:caller</text:p>
                        </text:list-item>
                        <text:list-item>
                          <text:p text:style-name="P29">//_20200308_142832:head</text:p>
                        </text:list-item>
                        <text:list-item>
                          <text:p text:style-name="P29">//_20200308_142835:wl</text:p>
                        </text:list-item>
                      </text:list>
                    </text:list-item>
                  </text:list>
                </text:list-item>
                <text:list-item>
                  <text:p text:style-name="P29">TEST ==&gt; change csv file</text:p>
                  <text:list>
                    <text:list-item>
                      <text:p text:style-name="P29"><text:a xlink:type="simple" xlink:href="http://localhost/Eclipse_Luna/Cake_IFM11/fx_test/fx_tester_T_1?_txtOf_tag_TA_Fx_Test_Index_Tester_1=44_5.1_10_rawdata.(AUDJPY).(Period-M15).(NumOfUnits-18000).(Bars-18000).20200116_171429.[SLICE-100].csv" text:style-name="Internet_20_link" text:visited-style-name="Visited_20_Internet_20_Link">http://localhost/Eclipse_Luna/Cake_IFM11/fx_test/fx_tester_T_1?_txtOf_tag_TA_Fx_Test_Index_Tester_1=44_5.1_10_rawdata.(AUDJPY).(Period-M15).(NumOfUnits-18000).(Bars-18000).20200116_171429.[SLICE-100].csv</text:a></text:p>
                    </text:list-item>
                    <text:list-item>
                      <text:p text:style-name="P29">==&gt; sheet : C:\WORKS_2\WS\WS_Others.JVEMV6\JVEMV6\44_currency\10_prog-php\2_tester</text:p>
                    </text:list-item>
                    <text:list-item>
                      <text:p text:style-name="P2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<text:soft-page-break/>[next]</text:p>
      <text:list xml:id="list7708599669647166076" text:style-name="L15">
        <text:list-item>
          <text:p text:style-name="P30">TASK-1</text:p>
          <text:list>
            <text:list-item>
              <text:list>
                <text:list-item>
                  <text:p text:style-name="P30">BB loc ==&gt; bast 5 bars</text:p>
                </text:list-item>
                <text:list-item>
                  <text:p text:style-name="P30">csv ==&gt; back to : (AUDJPY).(M5).20200227_131436.[20200113_0005-20200113_2355].csv</text:p>
                </text:list-item>
              </text:list>
            </text:list-item>
            <text:list-item>
              <text:p text:style-name="P30">$num_Loop_Start → set to 6</text:p>
              <text:list>
                <text:list-item>
                  <text:p text:style-name="P30">//_20200121_170907:tmp</text:p>
                </text:list-item>
              </text:list>
            </text:list-item>
            <text:list-item>
              <text:p text:style-name="P30">caller line (controller)</text:p>
              <text:list>
                <text:list-item>
                  <text:p text:style-name="P30">//_20200308_150453:tmp</text:p>
                </text:list-item>
              </text:list>
            </text:list-item>
            <text:list-item>
              <text:p text:style-name="P30">DUP func</text:p>
              <text:list>
                <text:list-item>
                  <text:p text:style-name="P30">//_20200308_150534:ref</text:p>
                </text:list-item>
              </text:list>
            </text:list-item>
          </text:list>
        </text:list-item>
        <text:list-item>
          <text:p text:style-name="P30">TASK-2 : obs</text:p>
          <text:list>
            <text:list-item>
              <text:p text:style-name="P30">A/J, M15, 202<text:span text:style-name="T8">0-0116.0215 - .0600</text:span></text:p>
              <text:list>
                <text:list-item>
                  <text:p text:style-name="P30"><text:span text:style-name="T8">==&gt; such a trend (i.e. from Z1 to Z5) → find; exec tester</text:span></text:p>
                </text:list-item>
              </text:list>
            </text:list-item>
          </text:list>
        </text:list-item>
      </text:list>
      <text:p text:style-name="P4">[further]</text:p>
      <text:list xml:id="list8263238279810838018" text:style-name="L16">
        <text:list-item>
          <text:p text:style-name="P31"/>
        </text:list-item>
      </text:list>
      <text:p text:style-name="P13"><text:line-break/><text:span text:style-name="T2">[/ XXX]</text:span></text:p>
      <text:p text:style-name="P13"/>
      <text:p text:style-name="P13"/>
      <text:p text:style-name="P5"/>
      <text:p text:style-name="P3">------------------------------------------------ [TEMPLATE] 20191224_144528</text:p>
      <text:p text:style-name="P4"><text:span text:style-name="T3">XX</text:span>---------------------------------------------------------------------------</text:p>
      <text:p text:style-name="P10">res free# JVEMV6 44#10.2_XX / 44. currency / 10. prog-php / 2. tester / <text:s/>XXXX</text:p>
      <text:p text:style-name="P10"/>
      <text:p text:style-name="P4">[do] <text:span text:style-name="T1">#_ </text:span></text:p>
      <text:list xml:id="list35349246" text:continue-list="list9008966496305922063" text:style-name="L7">
        <text:list-item>
          <text:p text:style-name="P22">REVIEW </text:p>
        </text:list-item>
        <text:list-item>
          <text:p text:style-name="P22">TASK-1</text:p>
        </text:list-item>
        <text:list-item>
          <text:p text:style-name="P22">T-1.1</text:p>
        </text:list-item>
      </text:list>
      <text:list xml:id="list35335104" text:continue-list="list6276276689615781076" text:style-name="L4">
        <text:list-item>
          <text:list>
            <text:list-item>
              <text:p text:style-name="P19"><text:soft-page-break/></text:p>
            </text:list-item>
          </text:list>
        </text:list-item>
      </text:list>
      <text:p text:style-name="P4"/>
      <text:p text:style-name="P4">[next]</text:p>
      <text:list xml:id="list6715749496267833250" text:style-name="L17">
        <text:list-item>
          <text:p text:style-name="P32">TASK</text:p>
        </text:list-item>
      </text:list>
      <text:p text:style-name="P4">[further]</text:p>
      <text:list xml:id="list16560431796987089" text:style-name="L18">
        <text:list-item>
          <text:p text:style-name="P33"/>
        </text:list-item>
      </text:list>
      <text:p text:style-name="P13"><text:line-break/><text:span text:style-name="T2">[/ XXX]</text:span></text:p>
      <text:p text:style-name="P13"/>
      <text:p text:style-name="P13"/>
      <text:p text:style-name="P13"/>
      <text:p text:style-name="P3">/ ------------------------------------------------ [TEMPLATE] 20191224_144528 /</text:p>
      <text:p text:style-name="P3"/>
      <text:p text:style-name="P7">------------------------------------------------------- [STEPS : start] 20191224_114459</text:p>
      <text:list xml:id="list2218053629877519639" text:style-name="L19">
        <text:list-item>
          <text:p text:style-name="P3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44#10.2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5360489" text:continue-numbering="true" text:style-name="L19">
        <text:list-item>
          <text:p text:style-name="P35"/>
        </text:list-item>
      </text:list>
      <text:p text:style-name="P7">/ ------------------------------------------------------- [STEPS : start] 20191224_114459 /</text:p>
      <text:p text:style-name="P3"/>
      <text:p text:style-name="P6">------------------------------------------------------- [STEPS : closing] 20191220_142139</text:p>
      <text:list xml:id="list7568361152824048371" text:style-name="L20">
        <text:list-item>
          <text:p text:style-name="P15"/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">doc</text:p>
            <text:list xml:id="list7056355293984331557" text:style-name="L21">
              <text:list-item>
                <text:p text:style-name="P38">M – w &gt; a (new window)</text:p>
              </text:list-item>
              <text:list-item>
                <text:p text:style-name="P38">doc 2 : select → session number</text:p>
              </text:list-item>
              <text:list-item>
                <text:p text:style-name="P38">doc 1</text:p>
                <text:list>
                  <text:list-item>
                    <text:p text:style-name="P38">DUP → template</text:p>
                  </text:list-item>
                  <text:list-item>
                    <text:p text:style-name="P38">session num → paste</text:p>
                  </text:list-item>
                </text:list>
              </text:list-item>
              <text:list-item>
                <text:p text:style-name="P38">doc 2 : select → session string</text:p>
              </text:list-item>
              <text:list-item>
                <text:p text:style-name="P38">==&gt; to git</text:p>
              </text:list-item>
            </text:list>
          </table:table-cell>
        </table:table-row>
        <table:table-row>
          <table:table-cell table:style-name="表5.A2" office:value-type="string">
            <text:p text:style-name="P1">git</text:p>
            <text:list xml:id="list5676552415371505019" text:style-name="L22">
              <text:list-item>
                <text:p text:style-name="P39"><text:soft-page-break/>commit</text:p>
                <text:list>
                  <text:list-item>
                    <text:p text:style-name="P39">jve</text:p>
                  </text:list-item>
                  <text:list-item>
                    <text:p text:style-name="P39">cake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string">
            <text:p text:style-name="P1">doc</text:p>
            <text:list xml:id="list5592850734547542609" text:style-name="L23">
              <text:list-item>
                <text:p text:style-name="P40">doc 1 : select → git push, echo</text:p>
              </text:list-item>
              <text:list-item>
                <text:p text:style-name="P40">console : paste</text:p>
              </text:list-item>
            </text:list>
          </table:table-cell>
        </table:table-row>
        <table:table-row>
          <table:table-cell table:style-name="表5.A2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5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5.A2" office:value-type="string">
            <text:p text:style-name="P1">close</text:p>
            <text:list xml:id="list8152511181546387005" text:style-name="L24">
              <text:list-item>
                <text:p text:style-name="P41">eclipse</text:p>
              </text:list-item>
              <text:list-item>
                <text:p text:style-name="P41">mt4</text:p>
              </text:list-item>
              <text:list-item>
                <text:p text:style-name="P41">folders</text:p>
              </text:list-item>
              <text:list-item>
                <text:p text:style-name="P41">sakura files</text:p>
              </text:list-item>
              <text:list-item>
                <text:p text:style-name="P41">docs</text:p>
              </text:list-item>
            </text:list>
          </table:table-cell>
        </table:table-row>
      </table:table>
      <text:list xml:id="list35363860" text:continue-list="list7568361152824048371" text:style-name="L20">
        <text:list-item>
          <text:p text:style-name="P15">git</text:p>
          <text:list>
            <text:list-item>
              <text:p text:style-name="P15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c &amp;&amp; g l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5341277" text:continue-numbering="true" text:style-name="L20">
        <text:list-item>
          <text:list>
            <text:list-item>
              <text:p text:style-name="P15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e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  <text:soft-page-break/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2">echo.&gt;&gt; C:\Users\iwabuchiken\Desktop\shortcuts_docs\start_log_JVE_44_10_2.[fx-php-tester]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list xml:id="list35341599" text:continue-numbering="true" text:style-name="L20">
        <text:list-item>
          <text:p text:style-name="P15">move “<text:span text:style-name="T4">@@@</text:span>”</text:p>
        </text:list-item>
        <text:list-item>
          <text:p text:style-name="P36">DUP : template</text:p>
        </text:list-item>
      </text:list>
      <text:p text:style-name="P3"/>
      <text:p text:style-name="P3">/ <text:span text:style-name="T5">------------------------------------------------------- [STEPS : closing] 20191220_142139 /</text:span></text:p>
      <text:p text:style-name="P8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3-08T15:13:12.99</dc:date>
    <dc:creator>iwabuchi ken</dc:creator>
    <meta:editing-duration>P2DT13H22M50S</meta:editing-duration>
    <meta:editing-cycles>251</meta:editing-cycles>
    <meta:generator>OpenOffice/4.1.3$Win32 OpenOffice.org_project/413m1$Build-9783</meta:generator>
    <meta:document-statistic meta:table-count="5" meta:image-count="0" meta:object-count="0" meta:page-count="17" meta:paragraph-count="365" meta:word-count="1514" meta:character-count="10665"/>
  </office:meta>
</office:document-meta>
</file>